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2368876678031c794e23ea6b14422e3" style:family="table-column">
      <style:table-column-properties fo:break-before="auto" style:use-optimal-column-width="false" style:column-width="6cm"/>
    </style:style>
    <style:style style:name="odsStyleTableColumn-a309f6c4d2480b54af93ca6cf41dd1d9" style:family="table-column">
      <style:table-column-properties fo:break-before="auto" style:use-optimal-column-width="false" style:column-width="5cm"/>
    </style:style>
    <style:style style:name="odsStyleTableColumn-bc7a87696129caae52783899fedeb862" style:family="table-column">
      <style:table-column-properties fo:break-before="auto" style:use-optimal-column-width="false" style:column-width="3cm"/>
    </style:style>
    <style:style style:name="odsStyleTableCell-d71bae32968862f1a938aa1fd4065ef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058fc2ff7c6dcb15338593af93e56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ffcb788a7f3951698e2e7297f0b0206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dc1bbb46a189c0f6242c283d5a8158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44c955f0b65512df181d978fee412d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93fecd91345d1b889547f836c6c01a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2368876678031c794e23ea6b14422e3" table:default-cell-style-name="Default"/>
        <table:table-column table:style-name="odsStyleTableColumn-a309f6c4d2480b54af93ca6cf41dd1d9" table:default-cell-style-name="Default"/>
        <table:table-column table:style-name="odsStyleTableColumn-bc7a87696129caae52783899fedeb862" table:default-cell-style-name="Default"/>
        <table:table-column table:style-name="odsStyleTableColumn-bc7a87696129caae52783899fedeb862" table:default-cell-style-name="Default"/>
        <table:table-column table:style-name="odsStyleTableColumn-bc7a87696129caae52783899fedeb86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71bae32968862f1a938aa1fd4065ef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058fc2ff7c6dcb15338593af93e561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058fc2ff7c6dcb15338593af93e5611" table:number-columns-spanned="5" table:number-rows-spanned="1" office:value-type="string">
            <text:p>TABLA No. 61-24</text:p>
          </table:table-cell>
          <table:covered-table-cell table:number-columns-repeated="4"/>
        </table:table-row>
        <table:table-row table:style-name="ro1">
          <table:table-cell table:style-name="odsStyleTableCell-a058fc2ff7c6dcb15338593af93e5611" table:number-columns-spanned="5" table:number-rows-spanned="1" office:value-type="string">
            <text:p>TABLA DE COTIZACIONES DEL 1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058fc2ff7c6dcb15338593af93e561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ffcb788a7f3951698e2e7297f0b0206" office:value-type="string">
            <text:p>PAIS</text:p>
          </table:table-cell>
          <table:table-cell table:style-name="odsStyleTableCell-0ffcb788a7f3951698e2e7297f0b0206" office:value-type="string">
            <text:p>UNIDAD MONETARIA</text:p>
          </table:table-cell>
          <table:table-cell table:style-name="odsStyleTableCell-0ffcb788a7f3951698e2e7297f0b0206" office:value-type="string">
            <text:p>MONEDA</text:p>
          </table:table-cell>
          <table:table-cell table:style-name="odsStyleTableCell-0ffcb788a7f3951698e2e7297f0b0206" office:value-type="string">
            <text:p>TIPO DE CAMBIO EN Bs POR UNIDAD DE MONEDA EXTRANJERA</text:p>
          </table:table-cell>
          <table:table-cell table:style-name="odsStyleTableCell-0ffcb788a7f3951698e2e7297f0b0206" office:value-type="string">
            <text:p>TIPO DE CAMBIO EN M.E.</text:p>
          </table:table-cell>
        </table:table-row>
        <table:table-row table:style-name="ro1">
          <table:table-cell table:style-name="odsStyleTableCell-0dc1bbb46a189c0f6242c283d5a8158b" office:value-type="string">
            <text:p>ESTADOS UNIDOS</text:p>
          </table:table-cell>
          <table:table-cell table:style-name="odsStyleTableCell-0dc1bbb46a189c0f6242c283d5a8158b" office:value-type="string">
            <text:p>DOLAR VENTA</text:p>
          </table:table-cell>
          <table:table-cell table:style-name="odsStyleTableCell-0dc1bbb46a189c0f6242c283d5a8158b" office:value-type="string">
            <text:p>USD.VENTA</text:p>
          </table:table-cell>
          <table:table-cell table:style-name="odsStyleTableCell-e44c955f0b65512df181d978fee412d5" office:value-type="string">
            <text:p>6.96000</text:p>
          </table:table-cell>
          <table:table-cell table:style-name="odsStyleTableCell-e44c955f0b65512df181d978fee412d5" office:value-type="string">
            <text:p/>
          </table:table-cell>
        </table:table-row>
        <table:table-row table:style-name="ro1">
          <table:table-cell table:style-name="odsStyleTableCell-0dc1bbb46a189c0f6242c283d5a8158b" office:value-type="string">
            <text:p>ESTADOS UNIDOS</text:p>
          </table:table-cell>
          <table:table-cell table:style-name="odsStyleTableCell-0dc1bbb46a189c0f6242c283d5a8158b" office:value-type="string">
            <text:p>DOLAR COMPRA</text:p>
          </table:table-cell>
          <table:table-cell table:style-name="odsStyleTableCell-0dc1bbb46a189c0f6242c283d5a8158b" office:value-type="string">
            <text:p>USD.COMPRA</text:p>
          </table:table-cell>
          <table:table-cell table:style-name="odsStyleTableCell-e44c955f0b65512df181d978fee412d5" office:value-type="string">
            <text:p>6.86000</text:p>
          </table:table-cell>
          <table:table-cell table:style-name="odsStyleTableCell-e44c955f0b65512df181d978fee412d5" office:value-type="string">
            <text:p/>
          </table:table-cell>
        </table:table-row>
        <table:table-row table:style-name="ro1">
          <table:table-cell table:style-name="odsStyleTableCell-0dc1bbb46a189c0f6242c283d5a8158b" office:value-type="string">
            <text:p>UNION EUROPEA</text:p>
          </table:table-cell>
          <table:table-cell table:style-name="odsStyleTableCell-0dc1bbb46a189c0f6242c283d5a8158b" office:value-type="string">
            <text:p>EURO</text:p>
          </table:table-cell>
          <table:table-cell table:style-name="odsStyleTableCell-0dc1bbb46a189c0f6242c283d5a8158b" office:value-type="string">
            <text:p>EUR</text:p>
          </table:table-cell>
          <table:table-cell table:style-name="odsStyleTableCell-e44c955f0b65512df181d978fee412d5" office:value-type="string">
            <text:p>7.40261</text:p>
          </table:table-cell>
          <table:table-cell table:style-name="odsStyleTableCell-e44c955f0b65512df181d978fee412d5" office:value-type="string">
            <text:p>0.92670</text:p>
          </table:table-cell>
        </table:table-row>
        <table:table-row table:style-name="ro1">
          <table:table-cell table:style-name="odsStyleTableCell-0dc1bbb46a189c0f6242c283d5a8158b" office:value-type="string">
            <text:p>JAPON</text:p>
          </table:table-cell>
          <table:table-cell table:style-name="odsStyleTableCell-0dc1bbb46a189c0f6242c283d5a8158b" office:value-type="string">
            <text:p>YEN</text:p>
          </table:table-cell>
          <table:table-cell table:style-name="odsStyleTableCell-0dc1bbb46a189c0f6242c283d5a8158b" office:value-type="string">
            <text:p>JPY</text:p>
          </table:table-cell>
          <table:table-cell table:style-name="odsStyleTableCell-e44c955f0b65512df181d978fee412d5" office:value-type="string">
            <text:p>0.04531</text:p>
          </table:table-cell>
          <table:table-cell table:style-name="odsStyleTableCell-e44c955f0b65512df181d978fee412d5" office:value-type="string">
            <text:p>151.39000</text:p>
          </table:table-cell>
        </table:table-row>
        <table:table-row table:style-name="ro1">
          <table:table-cell table:style-name="odsStyleTableCell-0dc1bbb46a189c0f6242c283d5a8158b" office:value-type="string">
            <text:p>ARABIA SAUDITA</text:p>
          </table:table-cell>
          <table:table-cell table:style-name="odsStyleTableCell-0dc1bbb46a189c0f6242c283d5a8158b" office:value-type="string">
            <text:p>RIYAL SAUDÍ</text:p>
          </table:table-cell>
          <table:table-cell table:style-name="odsStyleTableCell-0dc1bbb46a189c0f6242c283d5a8158b" office:value-type="string">
            <text:p>SAR</text:p>
          </table:table-cell>
          <table:table-cell table:style-name="odsStyleTableCell-e44c955f0b65512df181d978fee412d5" office:value-type="string">
            <text:p>1.82904</text:p>
          </table:table-cell>
          <table:table-cell table:style-name="odsStyleTableCell-e44c955f0b65512df181d978fee412d5" office:value-type="string">
            <text:p>3.75060</text:p>
          </table:table-cell>
        </table:table-row>
        <table:table-row table:style-name="ro1">
          <table:table-cell table:style-name="odsStyleTableCell-0dc1bbb46a189c0f6242c283d5a8158b" office:value-type="string">
            <text:p>ARGELIA</text:p>
          </table:table-cell>
          <table:table-cell table:style-name="odsStyleTableCell-0dc1bbb46a189c0f6242c283d5a8158b" office:value-type="string">
            <text:p>DINAR ARGELINO</text:p>
          </table:table-cell>
          <table:table-cell table:style-name="odsStyleTableCell-0dc1bbb46a189c0f6242c283d5a8158b" office:value-type="string">
            <text:p>DZD</text:p>
          </table:table-cell>
          <table:table-cell table:style-name="odsStyleTableCell-e44c955f0b65512df181d978fee412d5" office:value-type="string">
            <text:p>0.05095</text:p>
          </table:table-cell>
          <table:table-cell table:style-name="odsStyleTableCell-e44c955f0b65512df181d978fee412d5" office:value-type="string">
            <text:p>134.64980</text:p>
          </table:table-cell>
        </table:table-row>
        <table:table-row table:style-name="ro1">
          <table:table-cell table:style-name="odsStyleTableCell-0dc1bbb46a189c0f6242c283d5a8158b" office:value-type="string">
            <text:p>ARGENTINA</text:p>
          </table:table-cell>
          <table:table-cell table:style-name="odsStyleTableCell-0dc1bbb46a189c0f6242c283d5a8158b" office:value-type="string">
            <text:p>PESO</text:p>
          </table:table-cell>
          <table:table-cell table:style-name="odsStyleTableCell-0dc1bbb46a189c0f6242c283d5a8158b" office:value-type="string">
            <text:p>ARS</text:p>
          </table:table-cell>
          <table:table-cell table:style-name="odsStyleTableCell-e44c955f0b65512df181d978fee412d5" office:value-type="string">
            <text:p>0.00800</text:p>
          </table:table-cell>
          <table:table-cell table:style-name="odsStyleTableCell-e44c955f0b65512df181d978fee412d5" office:value-type="string">
            <text:p>857.67210</text:p>
          </table:table-cell>
        </table:table-row>
        <table:table-row table:style-name="ro1">
          <table:table-cell table:style-name="odsStyleTableCell-0dc1bbb46a189c0f6242c283d5a8158b" office:value-type="string">
            <text:p>AUSTRALIA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AUD</text:p>
          </table:table-cell>
          <table:table-cell table:style-name="odsStyleTableCell-e44c955f0b65512df181d978fee412d5" office:value-type="string">
            <text:p>4.46929</text:p>
          </table:table-cell>
          <table:table-cell table:style-name="odsStyleTableCell-e44c955f0b65512df181d978fee412d5" office:value-type="string">
            <text:p>1.53492</text:p>
          </table:table-cell>
        </table:table-row>
        <table:table-row table:style-name="ro1">
          <table:table-cell table:style-name="odsStyleTableCell-0dc1bbb46a189c0f6242c283d5a8158b" office:value-type="string">
            <text:p>BRASIL</text:p>
          </table:table-cell>
          <table:table-cell table:style-name="odsStyleTableCell-0dc1bbb46a189c0f6242c283d5a8158b" office:value-type="string">
            <text:p>REAL</text:p>
          </table:table-cell>
          <table:table-cell table:style-name="odsStyleTableCell-0dc1bbb46a189c0f6242c283d5a8158b" office:value-type="string">
            <text:p>BRL</text:p>
          </table:table-cell>
          <table:table-cell table:style-name="odsStyleTableCell-e44c955f0b65512df181d978fee412d5" office:value-type="string">
            <text:p>1.37008</text:p>
          </table:table-cell>
          <table:table-cell table:style-name="odsStyleTableCell-e44c955f0b65512df181d978fee412d5" office:value-type="string">
            <text:p>5.00700</text:p>
          </table:table-cell>
        </table:table-row>
        <table:table-row table:style-name="ro1">
          <table:table-cell table:style-name="odsStyleTableCell-0dc1bbb46a189c0f6242c283d5a8158b" office:value-type="string">
            <text:p>CANADA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CAD</text:p>
          </table:table-cell>
          <table:table-cell table:style-name="odsStyleTableCell-e44c955f0b65512df181d978fee412d5" office:value-type="string">
            <text:p>5.06572</text:p>
          </table:table-cell>
          <table:table-cell table:style-name="odsStyleTableCell-e44c955f0b65512df181d978fee412d5" office:value-type="string">
            <text:p>1.35420</text:p>
          </table:table-cell>
        </table:table-row>
        <table:table-row table:style-name="ro1">
          <table:table-cell table:style-name="odsStyleTableCell-0dc1bbb46a189c0f6242c283d5a8158b" office:value-type="string">
            <text:p>CHILE</text:p>
          </table:table-cell>
          <table:table-cell table:style-name="odsStyleTableCell-0dc1bbb46a189c0f6242c283d5a8158b" office:value-type="string">
            <text:p>PESO</text:p>
          </table:table-cell>
          <table:table-cell table:style-name="odsStyleTableCell-0dc1bbb46a189c0f6242c283d5a8158b" office:value-type="string">
            <text:p>CLP</text:p>
          </table:table-cell>
          <table:table-cell table:style-name="odsStyleTableCell-e44c955f0b65512df181d978fee412d5" office:value-type="string">
            <text:p>0.00700</text:p>
          </table:table-cell>
          <table:table-cell table:style-name="odsStyleTableCell-e44c955f0b65512df181d978fee412d5" office:value-type="string">
            <text:p>980.15000</text:p>
          </table:table-cell>
        </table:table-row>
        <table:table-row table:style-name="ro1">
          <table:table-cell table:style-name="odsStyleTableCell-0dc1bbb46a189c0f6242c283d5a8158b" office:value-type="string">
            <text:p>COLOMBIA</text:p>
          </table:table-cell>
          <table:table-cell table:style-name="odsStyleTableCell-0dc1bbb46a189c0f6242c283d5a8158b" office:value-type="string">
            <text:p>PESO</text:p>
          </table:table-cell>
          <table:table-cell table:style-name="odsStyleTableCell-0dc1bbb46a189c0f6242c283d5a8158b" office:value-type="string">
            <text:p>COP</text:p>
          </table:table-cell>
          <table:table-cell table:style-name="odsStyleTableCell-e44c955f0b65512df181d978fee412d5" office:value-type="string">
            <text:p>0.00178</text:p>
          </table:table-cell>
          <table:table-cell table:style-name="odsStyleTableCell-e44c955f0b65512df181d978fee412d5" office:value-type="string">
            <text:p>3,859.43000</text:p>
          </table:table-cell>
        </table:table-row>
        <table:table-row table:style-name="ro1">
          <table:table-cell table:style-name="odsStyleTableCell-0dc1bbb46a189c0f6242c283d5a8158b" office:value-type="string">
            <text:p>COREA DEL SUR</text:p>
          </table:table-cell>
          <table:table-cell table:style-name="odsStyleTableCell-0dc1bbb46a189c0f6242c283d5a8158b" office:value-type="string">
            <text:p>WON</text:p>
          </table:table-cell>
          <table:table-cell table:style-name="odsStyleTableCell-0dc1bbb46a189c0f6242c283d5a8158b" office:value-type="string">
            <text:p>KRW</text:p>
          </table:table-cell>
          <table:table-cell table:style-name="odsStyleTableCell-e44c955f0b65512df181d978fee412d5" office:value-type="string">
            <text:p>0.00510</text:p>
          </table:table-cell>
          <table:table-cell table:style-name="odsStyleTableCell-e44c955f0b65512df181d978fee412d5" office:value-type="string">
            <text:p>1,346.05000</text:p>
          </table:table-cell>
        </table:table-row>
        <table:table-row table:style-name="ro1">
          <table:table-cell table:style-name="odsStyleTableCell-0dc1bbb46a189c0f6242c283d5a8158b" office:value-type="string">
            <text:p>COSTA RICA</text:p>
          </table:table-cell>
          <table:table-cell table:style-name="odsStyleTableCell-0dc1bbb46a189c0f6242c283d5a8158b" office:value-type="string">
            <text:p>COLON COSTARRICENSE</text:p>
          </table:table-cell>
          <table:table-cell table:style-name="odsStyleTableCell-0dc1bbb46a189c0f6242c283d5a8158b" office:value-type="string">
            <text:p>CRC</text:p>
          </table:table-cell>
          <table:table-cell table:style-name="odsStyleTableCell-e44c955f0b65512df181d978fee412d5" office:value-type="string">
            <text:p>0.01369</text:p>
          </table:table-cell>
          <table:table-cell table:style-name="odsStyleTableCell-e44c955f0b65512df181d978fee412d5" office:value-type="string">
            <text:p>501.14000</text:p>
          </table:table-cell>
        </table:table-row>
        <table:table-row table:style-name="ro1">
          <table:table-cell table:style-name="odsStyleTableCell-0dc1bbb46a189c0f6242c283d5a8158b" office:value-type="string">
            <text:p>REPUBLICA CHECA</text:p>
          </table:table-cell>
          <table:table-cell table:style-name="odsStyleTableCell-0dc1bbb46a189c0f6242c283d5a8158b" office:value-type="string">
            <text:p>CORONA CHECA</text:p>
          </table:table-cell>
          <table:table-cell table:style-name="odsStyleTableCell-0dc1bbb46a189c0f6242c283d5a8158b" office:value-type="string">
            <text:p>CZK</text:p>
          </table:table-cell>
          <table:table-cell table:style-name="odsStyleTableCell-e44c955f0b65512df181d978fee412d5" office:value-type="string">
            <text:p>0.29254</text:p>
          </table:table-cell>
          <table:table-cell table:style-name="odsStyleTableCell-e44c955f0b65512df181d978fee412d5" office:value-type="string">
            <text:p>23.44960</text:p>
          </table:table-cell>
        </table:table-row>
        <table:table-row table:style-name="ro1">
          <table:table-cell table:style-name="odsStyleTableCell-0dc1bbb46a189c0f6242c283d5a8158b" office:value-type="string">
            <text:p>DINAMARCA</text:p>
          </table:table-cell>
          <table:table-cell table:style-name="odsStyleTableCell-0dc1bbb46a189c0f6242c283d5a8158b" office:value-type="string">
            <text:p>CORONA</text:p>
          </table:table-cell>
          <table:table-cell table:style-name="odsStyleTableCell-0dc1bbb46a189c0f6242c283d5a8158b" office:value-type="string">
            <text:p>DKK</text:p>
          </table:table-cell>
          <table:table-cell table:style-name="odsStyleTableCell-e44c955f0b65512df181d978fee412d5" office:value-type="string">
            <text:p>0.99243</text:p>
          </table:table-cell>
          <table:table-cell table:style-name="odsStyleTableCell-e44c955f0b65512df181d978fee412d5" office:value-type="string">
            <text:p>6.91230</text:p>
          </table:table-cell>
        </table:table-row>
        <table:table-row table:style-name="ro1">
          <table:table-cell table:style-name="odsStyleTableCell-0dc1bbb46a189c0f6242c283d5a8158b" office:value-type="string">
            <text:p>ECUADOR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USD</text:p>
          </table:table-cell>
          <table:table-cell table:style-name="odsStyleTableCell-e44c955f0b65512df181d978fee412d5" office:value-type="string">
            <text:p>6.86000</text:p>
          </table:table-cell>
          <table:table-cell table:style-name="odsStyleTableCell-e44c955f0b65512df181d978fee412d5" office:value-type="string">
            <text:p>1.00000</text:p>
          </table:table-cell>
        </table:table-row>
        <table:table-row table:style-name="ro1">
          <table:table-cell table:style-name="odsStyleTableCell-0dc1bbb46a189c0f6242c283d5a8158b" office:value-type="string">
            <text:p>EMIRATOS ARABES</text:p>
          </table:table-cell>
          <table:table-cell table:style-name="odsStyleTableCell-0dc1bbb46a189c0f6242c283d5a8158b" office:value-type="string">
            <text:p>DIRHAM</text:p>
          </table:table-cell>
          <table:table-cell table:style-name="odsStyleTableCell-0dc1bbb46a189c0f6242c283d5a8158b" office:value-type="string">
            <text:p>AED</text:p>
          </table:table-cell>
          <table:table-cell table:style-name="odsStyleTableCell-e44c955f0b65512df181d978fee412d5" office:value-type="string">
            <text:p>1.86804</text:p>
          </table:table-cell>
          <table:table-cell table:style-name="odsStyleTableCell-e44c955f0b65512df181d978fee412d5" office:value-type="string">
            <text:p>3.67230</text:p>
          </table:table-cell>
        </table:table-row>
        <table:table-row table:style-name="ro1">
          <table:table-cell table:style-name="odsStyleTableCell-0dc1bbb46a189c0f6242c283d5a8158b" office:value-type="string">
            <text:p>FILIPINAS</text:p>
          </table:table-cell>
          <table:table-cell table:style-name="odsStyleTableCell-0dc1bbb46a189c0f6242c283d5a8158b" office:value-type="string">
            <text:p>PESO FILIPINO</text:p>
          </table:table-cell>
          <table:table-cell table:style-name="odsStyleTableCell-0dc1bbb46a189c0f6242c283d5a8158b" office:value-type="string">
            <text:p>PHP</text:p>
          </table:table-cell>
          <table:table-cell table:style-name="odsStyleTableCell-e44c955f0b65512df181d978fee412d5" office:value-type="string">
            <text:p>0.12201</text:p>
          </table:table-cell>
          <table:table-cell table:style-name="odsStyleTableCell-e44c955f0b65512df181d978fee412d5" office:value-type="string">
            <text:p>56.22300</text:p>
          </table:table-cell>
        </table:table-row>
        <table:table-row table:style-name="ro1">
          <table:table-cell table:style-name="odsStyleTableCell-0dc1bbb46a189c0f6242c283d5a8158b" office:value-type="string">
            <text:p>HAITÍ</text:p>
          </table:table-cell>
          <table:table-cell table:style-name="odsStyleTableCell-0dc1bbb46a189c0f6242c283d5a8158b" office:value-type="string">
            <text:p>GOURDE</text:p>
          </table:table-cell>
          <table:table-cell table:style-name="odsStyleTableCell-0dc1bbb46a189c0f6242c283d5a8158b" office:value-type="string">
            <text:p>HTG</text:p>
          </table:table-cell>
          <table:table-cell table:style-name="odsStyleTableCell-e44c955f0b65512df181d978fee412d5" office:value-type="string">
            <text:p>0.05174</text:p>
          </table:table-cell>
          <table:table-cell table:style-name="odsStyleTableCell-e44c955f0b65512df181d978fee412d5" office:value-type="string">
            <text:p>132.58780</text:p>
          </table:table-cell>
        </table:table-row>
        <table:table-row table:style-name="ro1">
          <table:table-cell table:style-name="odsStyleTableCell-0dc1bbb46a189c0f6242c283d5a8158b" office:value-type="string">
            <text:p>HONG KONG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HKD</text:p>
          </table:table-cell>
          <table:table-cell table:style-name="odsStyleTableCell-e44c955f0b65512df181d978fee412d5" office:value-type="string">
            <text:p>0.87654</text:p>
          </table:table-cell>
          <table:table-cell table:style-name="odsStyleTableCell-e44c955f0b65512df181d978fee412d5" office:value-type="string">
            <text:p>7.82620</text:p>
          </table:table-cell>
        </table:table-row>
        <table:table-row table:style-name="ro1">
          <table:table-cell table:style-name="odsStyleTableCell-0dc1bbb46a189c0f6242c283d5a8158b" office:value-type="string">
            <text:p>INDIA</text:p>
          </table:table-cell>
          <table:table-cell table:style-name="odsStyleTableCell-0dc1bbb46a189c0f6242c283d5a8158b" office:value-type="string">
            <text:p>RUPIA</text:p>
          </table:table-cell>
          <table:table-cell table:style-name="odsStyleTableCell-0dc1bbb46a189c0f6242c283d5a8158b" office:value-type="string">
            <text:p>INR</text:p>
          </table:table-cell>
          <table:table-cell table:style-name="odsStyleTableCell-e44c955f0b65512df181d978fee412d5" office:value-type="string">
            <text:p>0.08225</text:p>
          </table:table-cell>
          <table:table-cell table:style-name="odsStyleTableCell-e44c955f0b65512df181d978fee412d5" office:value-type="string">
            <text:p>83.40500</text:p>
          </table:table-cell>
        </table:table-row>
        <table:table-row table:style-name="ro1">
          <table:table-cell table:style-name="odsStyleTableCell-0dc1bbb46a189c0f6242c283d5a8158b" office:value-type="string">
            <text:p>INDONESIA</text:p>
          </table:table-cell>
          <table:table-cell table:style-name="odsStyleTableCell-0dc1bbb46a189c0f6242c283d5a8158b" office:value-type="string">
            <text:p>RUPIA INDONESIA</text:p>
          </table:table-cell>
          <table:table-cell table:style-name="odsStyleTableCell-0dc1bbb46a189c0f6242c283d5a8158b" office:value-type="string">
            <text:p>IDR</text:p>
          </table:table-cell>
          <table:table-cell table:style-name="odsStyleTableCell-e44c955f0b65512df181d978fee412d5" office:value-type="string">
            <text:p>0.00043</text:p>
          </table:table-cell>
          <table:table-cell table:style-name="odsStyleTableCell-e44c955f0b65512df181d978fee412d5" office:value-type="string">
            <text:p>15,855.00000</text:p>
          </table:table-cell>
        </table:table-row>
        <table:table-row table:style-name="ro1">
          <table:table-cell table:style-name="odsStyleTableCell-0dc1bbb46a189c0f6242c283d5a8158b" office:value-type="string">
            <text:p>ISRAEL</text:p>
          </table:table-cell>
          <table:table-cell table:style-name="odsStyleTableCell-0dc1bbb46a189c0f6242c283d5a8158b" office:value-type="string">
            <text:p>NUEVO SÉQUEL</text:p>
          </table:table-cell>
          <table:table-cell table:style-name="odsStyleTableCell-0dc1bbb46a189c0f6242c283d5a8158b" office:value-type="string">
            <text:p>ILS</text:p>
          </table:table-cell>
          <table:table-cell table:style-name="odsStyleTableCell-e44c955f0b65512df181d978fee412d5" office:value-type="string">
            <text:p>1.86768</text:p>
          </table:table-cell>
          <table:table-cell table:style-name="odsStyleTableCell-e44c955f0b65512df181d978fee412d5" office:value-type="string">
            <text:p>3.67300</text:p>
          </table:table-cell>
        </table:table-row>
        <table:table-row table:style-name="ro1">
          <table:table-cell table:style-name="odsStyleTableCell-0dc1bbb46a189c0f6242c283d5a8158b" office:value-type="string">
            <text:p>MALASIA</text:p>
          </table:table-cell>
          <table:table-cell table:style-name="odsStyleTableCell-0dc1bbb46a189c0f6242c283d5a8158b" office:value-type="string">
            <text:p>RINGGIT MALAYO</text:p>
          </table:table-cell>
          <table:table-cell table:style-name="odsStyleTableCell-0dc1bbb46a189c0f6242c283d5a8158b" office:value-type="string">
            <text:p>MYR</text:p>
          </table:table-cell>
          <table:table-cell table:style-name="odsStyleTableCell-e44c955f0b65512df181d978fee412d5" office:value-type="string">
            <text:p>1.44894</text:p>
          </table:table-cell>
          <table:table-cell table:style-name="odsStyleTableCell-e44c955f0b65512df181d978fee412d5" office:value-type="string">
            <text:p>4.73450</text:p>
          </table:table-cell>
        </table:table-row>
        <table:table-row table:style-name="ro1">
          <table:table-cell table:style-name="odsStyleTableCell-0dc1bbb46a189c0f6242c283d5a8158b" office:value-type="string">
            <text:p>MEXICO</text:p>
          </table:table-cell>
          <table:table-cell table:style-name="odsStyleTableCell-0dc1bbb46a189c0f6242c283d5a8158b" office:value-type="string">
            <text:p>PESO</text:p>
          </table:table-cell>
          <table:table-cell table:style-name="odsStyleTableCell-0dc1bbb46a189c0f6242c283d5a8158b" office:value-type="string">
            <text:p>MXN</text:p>
          </table:table-cell>
          <table:table-cell table:style-name="odsStyleTableCell-e44c955f0b65512df181d978fee412d5" office:value-type="string">
            <text:p>0.41285</text:p>
          </table:table-cell>
          <table:table-cell table:style-name="odsStyleTableCell-e44c955f0b65512df181d978fee412d5" office:value-type="string">
            <text:p>16.61640</text:p>
          </table:table-cell>
        </table:table-row>
        <table:table-row table:style-name="ro1">
          <table:table-cell table:style-name="odsStyleTableCell-0dc1bbb46a189c0f6242c283d5a8158b" office:value-type="string">
            <text:p>NORUEGA</text:p>
          </table:table-cell>
          <table:table-cell table:style-name="odsStyleTableCell-0dc1bbb46a189c0f6242c283d5a8158b" office:value-type="string">
            <text:p>CORONA</text:p>
          </table:table-cell>
          <table:table-cell table:style-name="odsStyleTableCell-0dc1bbb46a189c0f6242c283d5a8158b" office:value-type="string">
            <text:p>NOK</text:p>
          </table:table-cell>
          <table:table-cell table:style-name="odsStyleTableCell-e44c955f0b65512df181d978fee412d5" office:value-type="string">
            <text:p>0.63215</text:p>
          </table:table-cell>
          <table:table-cell table:style-name="odsStyleTableCell-e44c955f0b65512df181d978fee412d5" office:value-type="string">
            <text:p>10.85180</text:p>
          </table:table-cell>
        </table:table-row>
        <table:table-row table:style-name="ro1">
          <table:table-cell table:style-name="odsStyleTableCell-0dc1bbb46a189c0f6242c283d5a8158b" office:value-type="string">
            <text:p>PANAMÁ</text:p>
          </table:table-cell>
          <table:table-cell table:style-name="odsStyleTableCell-0dc1bbb46a189c0f6242c283d5a8158b" office:value-type="string">
            <text:p>BALBOA</text:p>
          </table:table-cell>
          <table:table-cell table:style-name="odsStyleTableCell-0dc1bbb46a189c0f6242c283d5a8158b" office:value-type="string">
            <text:p>PAB</text:p>
          </table:table-cell>
          <table:table-cell table:style-name="odsStyleTableCell-e44c955f0b65512df181d978fee412d5" office:value-type="string">
            <text:p>6.86000</text:p>
          </table:table-cell>
          <table:table-cell table:style-name="odsStyleTableCell-e44c955f0b65512df181d978fee412d5" office:value-type="string">
            <text:p>1.00000</text:p>
          </table:table-cell>
        </table:table-row>
        <table:table-row table:style-name="ro1">
          <table:table-cell table:style-name="odsStyleTableCell-0dc1bbb46a189c0f6242c283d5a8158b" office:value-type="string">
            <text:p>PARAGUAY</text:p>
          </table:table-cell>
          <table:table-cell table:style-name="odsStyleTableCell-0dc1bbb46a189c0f6242c283d5a8158b" office:value-type="string">
            <text:p>GUARANI</text:p>
          </table:table-cell>
          <table:table-cell table:style-name="odsStyleTableCell-0dc1bbb46a189c0f6242c283d5a8158b" office:value-type="string">
            <text:p>PYG</text:p>
          </table:table-cell>
          <table:table-cell table:style-name="odsStyleTableCell-e44c955f0b65512df181d978fee412d5" office:value-type="string">
            <text:p>0.00093</text:p>
          </table:table-cell>
          <table:table-cell table:style-name="odsStyleTableCell-e44c955f0b65512df181d978fee412d5" office:value-type="string">
            <text:p>7,385.50000</text:p>
          </table:table-cell>
        </table:table-row>
        <table:table-row table:style-name="ro1">
          <table:table-cell table:style-name="odsStyleTableCell-0dc1bbb46a189c0f6242c283d5a8158b" office:value-type="string">
            <text:p>PERU</text:p>
          </table:table-cell>
          <table:table-cell table:style-name="odsStyleTableCell-0dc1bbb46a189c0f6242c283d5a8158b" office:value-type="string">
            <text:p>NUEVO SOL</text:p>
          </table:table-cell>
          <table:table-cell table:style-name="odsStyleTableCell-0dc1bbb46a189c0f6242c283d5a8158b" office:value-type="string">
            <text:p>PEN</text:p>
          </table:table-cell>
          <table:table-cell table:style-name="odsStyleTableCell-e44c955f0b65512df181d978fee412d5" office:value-type="string">
            <text:p>1.84310</text:p>
          </table:table-cell>
          <table:table-cell table:style-name="odsStyleTableCell-e44c955f0b65512df181d978fee412d5" office:value-type="string">
            <text:p>3.72200</text:p>
          </table:table-cell>
        </table:table-row>
        <table:table-row table:style-name="ro1">
          <table:table-cell table:style-name="odsStyleTableCell-0dc1bbb46a189c0f6242c283d5a8158b" office:value-type="string">
            <text:p>REINO UNIDO</text:p>
          </table:table-cell>
          <table:table-cell table:style-name="odsStyleTableCell-0dc1bbb46a189c0f6242c283d5a8158b" office:value-type="string">
            <text:p>LIBRA</text:p>
          </table:table-cell>
          <table:table-cell table:style-name="odsStyleTableCell-0dc1bbb46a189c0f6242c283d5a8158b" office:value-type="string">
            <text:p>GBP</text:p>
          </table:table-cell>
          <table:table-cell table:style-name="odsStyleTableCell-e44c955f0b65512df181d978fee412d5" office:value-type="string">
            <text:p>8.65735</text:p>
          </table:table-cell>
          <table:table-cell table:style-name="odsStyleTableCell-e44c955f0b65512df181d978fee412d5" office:value-type="string">
            <text:p>0.79239</text:p>
          </table:table-cell>
        </table:table-row>
        <table:table-row table:style-name="ro1">
          <table:table-cell table:style-name="odsStyleTableCell-0dc1bbb46a189c0f6242c283d5a8158b" office:value-type="string">
            <text:p>REPÚBLICA DOMINICANA</text:p>
          </table:table-cell>
          <table:table-cell table:style-name="odsStyleTableCell-0dc1bbb46a189c0f6242c283d5a8158b" office:value-type="string">
            <text:p>PESO DOMINICANO</text:p>
          </table:table-cell>
          <table:table-cell table:style-name="odsStyleTableCell-0dc1bbb46a189c0f6242c283d5a8158b" office:value-type="string">
            <text:p>DOP</text:p>
          </table:table-cell>
          <table:table-cell table:style-name="odsStyleTableCell-e44c955f0b65512df181d978fee412d5" office:value-type="string">
            <text:p>0.11595</text:p>
          </table:table-cell>
          <table:table-cell table:style-name="odsStyleTableCell-e44c955f0b65512df181d978fee412d5" office:value-type="string">
            <text:p>59.16400</text:p>
          </table:table-cell>
        </table:table-row>
        <table:table-row table:style-name="ro1">
          <table:table-cell table:style-name="odsStyleTableCell-0dc1bbb46a189c0f6242c283d5a8158b" office:value-type="string">
            <text:p>REP.POPULAR CHINA</text:p>
          </table:table-cell>
          <table:table-cell table:style-name="odsStyleTableCell-0dc1bbb46a189c0f6242c283d5a8158b" office:value-type="string">
            <text:p>YUAN RENMINBI OFFSHORE</text:p>
          </table:table-cell>
          <table:table-cell table:style-name="odsStyleTableCell-0dc1bbb46a189c0f6242c283d5a8158b" office:value-type="string">
            <text:p>CNH</text:p>
          </table:table-cell>
          <table:table-cell table:style-name="odsStyleTableCell-e44c955f0b65512df181d978fee412d5" office:value-type="string">
            <text:p>0.94459</text:p>
          </table:table-cell>
          <table:table-cell table:style-name="odsStyleTableCell-e44c955f0b65512df181d978fee412d5" office:value-type="string">
            <text:p>7.26240</text:p>
          </table:table-cell>
        </table:table-row>
        <table:table-row table:style-name="ro1">
          <table:table-cell table:style-name="odsStyleTableCell-0dc1bbb46a189c0f6242c283d5a8158b" office:value-type="string">
            <text:p>RUSIA</text:p>
          </table:table-cell>
          <table:table-cell table:style-name="odsStyleTableCell-0dc1bbb46a189c0f6242c283d5a8158b" office:value-type="string">
            <text:p>RUBLO RUSO</text:p>
          </table:table-cell>
          <table:table-cell table:style-name="odsStyleTableCell-0dc1bbb46a189c0f6242c283d5a8158b" office:value-type="string">
            <text:p>RUB</text:p>
          </table:table-cell>
          <table:table-cell table:style-name="odsStyleTableCell-e44c955f0b65512df181d978fee412d5" office:value-type="string">
            <text:p>0.07410</text:p>
          </table:table-cell>
          <table:table-cell table:style-name="odsStyleTableCell-e44c955f0b65512df181d978fee412d5" office:value-type="string">
            <text:p>92.57620</text:p>
          </table:table-cell>
        </table:table-row>
        <table:table-row table:style-name="ro1">
          <table:table-cell table:style-name="odsStyleTableCell-0dc1bbb46a189c0f6242c283d5a8158b" office:value-type="string">
            <text:p>SINGAPUR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SGD</text:p>
          </table:table-cell>
          <table:table-cell table:style-name="odsStyleTableCell-e44c955f0b65512df181d978fee412d5" office:value-type="string">
            <text:p>5.08073</text:p>
          </table:table-cell>
          <table:table-cell table:style-name="odsStyleTableCell-e44c955f0b65512df181d978fee412d5" office:value-type="string">
            <text:p>1.35020</text:p>
          </table:table-cell>
        </table:table-row>
        <table:table-row table:style-name="ro1">
          <table:table-cell table:style-name="odsStyleTableCell-0dc1bbb46a189c0f6242c283d5a8158b" office:value-type="string">
            <text:p>SUDÁFRICA</text:p>
          </table:table-cell>
          <table:table-cell table:style-name="odsStyleTableCell-0dc1bbb46a189c0f6242c283d5a8158b" office:value-type="string">
            <text:p>RAND</text:p>
          </table:table-cell>
          <table:table-cell table:style-name="odsStyleTableCell-0dc1bbb46a189c0f6242c283d5a8158b" office:value-type="string">
            <text:p>ZAR</text:p>
          </table:table-cell>
          <table:table-cell table:style-name="odsStyleTableCell-e44c955f0b65512df181d978fee412d5" office:value-type="string">
            <text:p>0.36215</text:p>
          </table:table-cell>
          <table:table-cell table:style-name="odsStyleTableCell-e44c955f0b65512df181d978fee412d5" office:value-type="string">
            <text:p>18.94240</text:p>
          </table:table-cell>
        </table:table-row>
        <table:table-row table:style-name="ro1">
          <table:table-cell table:style-name="odsStyleTableCell-0dc1bbb46a189c0f6242c283d5a8158b" office:value-type="string">
            <text:p>SUECIA</text:p>
          </table:table-cell>
          <table:table-cell table:style-name="odsStyleTableCell-0dc1bbb46a189c0f6242c283d5a8158b" office:value-type="string">
            <text:p>CORONA</text:p>
          </table:table-cell>
          <table:table-cell table:style-name="odsStyleTableCell-0dc1bbb46a189c0f6242c283d5a8158b" office:value-type="string">
            <text:p>SEK</text:p>
          </table:table-cell>
          <table:table-cell table:style-name="odsStyleTableCell-e44c955f0b65512df181d978fee412d5" office:value-type="string">
            <text:p>0.64128</text:p>
          </table:table-cell>
          <table:table-cell table:style-name="odsStyleTableCell-e44c955f0b65512df181d978fee412d5" office:value-type="string">
            <text:p>10.69740</text:p>
          </table:table-cell>
        </table:table-row>
        <table:table-row table:style-name="ro1">
          <table:table-cell table:style-name="odsStyleTableCell-0dc1bbb46a189c0f6242c283d5a8158b" office:value-type="string">
            <text:p>SUIZA</text:p>
          </table:table-cell>
          <table:table-cell table:style-name="odsStyleTableCell-0dc1bbb46a189c0f6242c283d5a8158b" office:value-type="string">
            <text:p>FRANCO</text:p>
          </table:table-cell>
          <table:table-cell table:style-name="odsStyleTableCell-0dc1bbb46a189c0f6242c283d5a8158b" office:value-type="string">
            <text:p>CHF</text:p>
          </table:table-cell>
          <table:table-cell table:style-name="odsStyleTableCell-e44c955f0b65512df181d978fee412d5" office:value-type="string">
            <text:p>7.60616</text:p>
          </table:table-cell>
          <table:table-cell table:style-name="odsStyleTableCell-e44c955f0b65512df181d978fee412d5" office:value-type="string">
            <text:p>0.90190</text:p>
          </table:table-cell>
        </table:table-row>
        <table:table-row table:style-name="ro1">
          <table:table-cell table:style-name="odsStyleTableCell-0dc1bbb46a189c0f6242c283d5a8158b" office:value-type="string">
            <text:p>TAILANDIA</text:p>
          </table:table-cell>
          <table:table-cell table:style-name="odsStyleTableCell-0dc1bbb46a189c0f6242c283d5a8158b" office:value-type="string">
            <text:p>THAI BAHT</text:p>
          </table:table-cell>
          <table:table-cell table:style-name="odsStyleTableCell-0dc1bbb46a189c0f6242c283d5a8158b" office:value-type="string">
            <text:p>THB</text:p>
          </table:table-cell>
          <table:table-cell table:style-name="odsStyleTableCell-e44c955f0b65512df181d978fee412d5" office:value-type="string">
            <text:p>0.18829</text:p>
          </table:table-cell>
          <table:table-cell table:style-name="odsStyleTableCell-e44c955f0b65512df181d978fee412d5" office:value-type="string">
            <text:p>36.43400</text:p>
          </table:table-cell>
        </table:table-row>
        <table:table-row table:style-name="ro1">
          <table:table-cell table:style-name="odsStyleTableCell-0dc1bbb46a189c0f6242c283d5a8158b" office:value-type="string">
            <text:p>TAIWAN</text:p>
          </table:table-cell>
          <table:table-cell table:style-name="odsStyleTableCell-0dc1bbb46a189c0f6242c283d5a8158b" office:value-type="string">
            <text:p>DÓLAR</text:p>
          </table:table-cell>
          <table:table-cell table:style-name="odsStyleTableCell-0dc1bbb46a189c0f6242c283d5a8158b" office:value-type="string">
            <text:p>TWD</text:p>
          </table:table-cell>
          <table:table-cell table:style-name="odsStyleTableCell-e44c955f0b65512df181d978fee412d5" office:value-type="string">
            <text:p>0.21440</text:p>
          </table:table-cell>
          <table:table-cell table:style-name="odsStyleTableCell-e44c955f0b65512df181d978fee412d5" office:value-type="string">
            <text:p>31.99600</text:p>
          </table:table-cell>
        </table:table-row>
        <table:table-row table:style-name="ro1">
          <table:table-cell table:style-name="odsStyleTableCell-0dc1bbb46a189c0f6242c283d5a8158b" office:value-type="string">
            <text:p>TÚNEZ</text:p>
          </table:table-cell>
          <table:table-cell table:style-name="odsStyleTableCell-0dc1bbb46a189c0f6242c283d5a8158b" office:value-type="string">
            <text:p>DINAR TUNECINO</text:p>
          </table:table-cell>
          <table:table-cell table:style-name="odsStyleTableCell-0dc1bbb46a189c0f6242c283d5a8158b" office:value-type="string">
            <text:p>TND</text:p>
          </table:table-cell>
          <table:table-cell table:style-name="odsStyleTableCell-e44c955f0b65512df181d978fee412d5" office:value-type="string">
            <text:p>2.19562</text:p>
          </table:table-cell>
          <table:table-cell table:style-name="odsStyleTableCell-e44c955f0b65512df181d978fee412d5" office:value-type="string">
            <text:p>3.12440</text:p>
          </table:table-cell>
        </table:table-row>
        <table:table-row table:style-name="ro1">
          <table:table-cell table:style-name="odsStyleTableCell-0dc1bbb46a189c0f6242c283d5a8158b" office:value-type="string">
            <text:p>TURQUÍA</text:p>
          </table:table-cell>
          <table:table-cell table:style-name="odsStyleTableCell-0dc1bbb46a189c0f6242c283d5a8158b" office:value-type="string">
            <text:p>LIRA TURCA</text:p>
          </table:table-cell>
          <table:table-cell table:style-name="odsStyleTableCell-0dc1bbb46a189c0f6242c283d5a8158b" office:value-type="string">
            <text:p>TRY</text:p>
          </table:table-cell>
          <table:table-cell table:style-name="odsStyleTableCell-e44c955f0b65512df181d978fee412d5" office:value-type="string">
            <text:p>0.21205</text:p>
          </table:table-cell>
          <table:table-cell table:style-name="odsStyleTableCell-e44c955f0b65512df181d978fee412d5" office:value-type="string">
            <text:p>32.35090</text:p>
          </table:table-cell>
        </table:table-row>
        <table:table-row table:style-name="ro1">
          <table:table-cell table:style-name="odsStyleTableCell-0dc1bbb46a189c0f6242c283d5a8158b" office:value-type="string">
            <text:p>URUGUAY</text:p>
          </table:table-cell>
          <table:table-cell table:style-name="odsStyleTableCell-0dc1bbb46a189c0f6242c283d5a8158b" office:value-type="string">
            <text:p>PESO</text:p>
          </table:table-cell>
          <table:table-cell table:style-name="odsStyleTableCell-0dc1bbb46a189c0f6242c283d5a8158b" office:value-type="string">
            <text:p>UYU</text:p>
          </table:table-cell>
          <table:table-cell table:style-name="odsStyleTableCell-e44c955f0b65512df181d978fee412d5" office:value-type="string">
            <text:p>0.18284</text:p>
          </table:table-cell>
          <table:table-cell table:style-name="odsStyleTableCell-e44c955f0b65512df181d978fee412d5" office:value-type="string">
            <text:p>37.51970</text:p>
          </table:table-cell>
        </table:table-row>
        <table:table-row table:style-name="ro1">
          <table:table-cell table:style-name="odsStyleTableCell-0dc1bbb46a189c0f6242c283d5a8158b" office:value-type="string">
            <text:p>VENEZUELA</text:p>
          </table:table-cell>
          <table:table-cell table:style-name="odsStyleTableCell-0dc1bbb46a189c0f6242c283d5a8158b" office:value-type="string">
            <text:p>BOLIVAR DIGITAL</text:p>
          </table:table-cell>
          <table:table-cell table:style-name="odsStyleTableCell-0dc1bbb46a189c0f6242c283d5a8158b" office:value-type="string">
            <text:p>VES</text:p>
          </table:table-cell>
          <table:table-cell table:style-name="odsStyleTableCell-e44c955f0b65512df181d978fee412d5" office:value-type="string">
            <text:p>0.18924</text:p>
          </table:table-cell>
          <table:table-cell table:style-name="odsStyleTableCell-e44c955f0b65512df181d978fee412d5" office:value-type="string">
            <text:p>36.25060</text:p>
          </table:table-cell>
        </table:table-row>
        <table:table-row table:style-name="ro1">
          <table:table-cell table:style-name="odsStyleTableCell-0dc1bbb46a189c0f6242c283d5a8158b" office:value-type="string">
            <text:p>VIETNAM</text:p>
          </table:table-cell>
          <table:table-cell table:style-name="odsStyleTableCell-0dc1bbb46a189c0f6242c283d5a8158b" office:value-type="string">
            <text:p>DONG</text:p>
          </table:table-cell>
          <table:table-cell table:style-name="odsStyleTableCell-0dc1bbb46a189c0f6242c283d5a8158b" office:value-type="string">
            <text:p>VND</text:p>
          </table:table-cell>
          <table:table-cell table:style-name="odsStyleTableCell-e44c955f0b65512df181d978fee412d5" office:value-type="string">
            <text:p>0.00028</text:p>
          </table:table-cell>
          <table:table-cell table:style-name="odsStyleTableCell-e44c955f0b65512df181d978fee412d5" office:value-type="string">
            <text:p>24,782.50000</text:p>
          </table:table-cell>
        </table:table-row>
        <table:table-row table:style-name="ro1">
          <table:table-cell table:style-name="odsStyleTableCell-0dc1bbb46a189c0f6242c283d5a8158b" office:value-type="string">
            <text:p/>
          </table:table-cell>
          <table:table-cell table:style-name="odsStyleTableCell-0dc1bbb46a189c0f6242c283d5a8158b" office:value-type="string">
            <text:p>DERECHO ESPECIAL DE GIRO</text:p>
          </table:table-cell>
          <table:table-cell table:style-name="odsStyleTableCell-0dc1bbb46a189c0f6242c283d5a8158b" office:value-type="string">
            <text:p>USD/D.E.G.</text:p>
          </table:table-cell>
          <table:table-cell table:style-name="odsStyleTableCell-e44c955f0b65512df181d978fee412d5" office:value-type="string">
            <text:p/>
          </table:table-cell>
          <table:table-cell table:style-name="odsStyleTableCell-e44c955f0b65512df181d978fee412d5" office:value-type="string">
            <text:p>1.32343</text:p>
          </table:table-cell>
        </table:table-row>
        <table:table-row table:style-name="ro1">
          <table:table-cell table:style-name="odsStyleTableCell-0dc1bbb46a189c0f6242c283d5a8158b" office:value-type="string">
            <text:p/>
          </table:table-cell>
          <table:table-cell table:style-name="odsStyleTableCell-0dc1bbb46a189c0f6242c283d5a8158b" office:value-type="string">
            <text:p>UNIDAD DE FOMENTO DE VIVIENDA</text:p>
          </table:table-cell>
          <table:table-cell table:style-name="odsStyleTableCell-0dc1bbb46a189c0f6242c283d5a8158b" office:value-type="string">
            <text:p>Bs/UFV</text:p>
          </table:table-cell>
          <table:table-cell table:style-name="odsStyleTableCell-e44c955f0b65512df181d978fee412d5" office:value-type="string">
            <text:p/>
          </table:table-cell>
          <table:table-cell table:style-name="odsStyleTableCell-e44c955f0b65512df181d978fee412d5" office:value-type="string">
            <text:p>2.4873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058fc2ff7c6dcb15338593af93e561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ffcb788a7f3951698e2e7297f0b0206" office:value-type="string">
            <text:p> </text:p>
          </table:table-cell>
          <table:table-cell table:style-name="odsStyleTableCell-0ffcb788a7f3951698e2e7297f0b0206" office:value-type="string">
            <text:p>UNIDAD MONETARIA</text:p>
          </table:table-cell>
          <table:table-cell table:style-name="odsStyleTableCell-0ffcb788a7f3951698e2e7297f0b0206" office:value-type="string">
            <text:p>MONEDA</text:p>
          </table:table-cell>
          <table:table-cell table:style-name="odsStyleTableCell-0ffcb788a7f3951698e2e7297f0b0206" office:value-type="string">
            <text:p>TIPO DE CAMBIO EN M.E.</text:p>
          </table:table-cell>
        </table:table-row>
        <table:table-row table:style-name="ro1">
          <table:table-cell table:style-name="odsStyleTableCell-0dc1bbb46a189c0f6242c283d5a8158b" office:value-type="string">
            <text:p>ORO</text:p>
          </table:table-cell>
          <table:table-cell table:style-name="odsStyleTableCell-0dc1bbb46a189c0f6242c283d5a8158b" office:value-type="string">
            <text:p>ONZA TROY ORO</text:p>
          </table:table-cell>
          <table:table-cell table:style-name="odsStyleTableCell-0dc1bbb46a189c0f6242c283d5a8158b" office:value-type="string">
            <text:p>USD./O.T.F.</text:p>
          </table:table-cell>
          <table:table-cell table:style-name="odsStyleTableCell-e44c955f0b65512df181d978fee412d5" office:value-type="string">
            <text:p>2,218.53000</text:p>
          </table:table-cell>
        </table:table-row>
        <table:table-row table:style-name="ro1">
          <table:table-cell table:style-name="odsStyleTableCell-0dc1bbb46a189c0f6242c283d5a8158b" office:value-type="string">
            <text:p>PLATA</text:p>
          </table:table-cell>
          <table:table-cell table:style-name="odsStyleTableCell-0dc1bbb46a189c0f6242c283d5a8158b" office:value-type="string">
            <text:p>ONZA TROY PLATA</text:p>
          </table:table-cell>
          <table:table-cell table:style-name="odsStyleTableCell-0dc1bbb46a189c0f6242c283d5a8158b" office:value-type="string">
            <text:p>USD./O.T.F.</text:p>
          </table:table-cell>
          <table:table-cell table:style-name="odsStyleTableCell-e44c955f0b65512df181d978fee412d5" office:value-type="string">
            <text:p>24.809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058fc2ff7c6dcb15338593af93e561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ffcb788a7f3951698e2e7297f0b0206" office:value-type="string">
            <text:p> </text:p>
          </table:table-cell>
          <table:table-cell table:style-name="odsStyleTableCell-0ffcb788a7f3951698e2e7297f0b0206" office:value-type="string">
            <text:p>1 MES</text:p>
          </table:table-cell>
          <table:table-cell table:style-name="odsStyleTableCell-0ffcb788a7f3951698e2e7297f0b0206" office:value-type="string">
            <text:p>3 MESES</text:p>
          </table:table-cell>
          <table:table-cell table:style-name="odsStyleTableCell-0ffcb788a7f3951698e2e7297f0b0206" office:value-type="string">
            <text:p>6 MESES</text:p>
          </table:table-cell>
        </table:table-row>
        <table:table-row table:style-name="ro1">
          <table:table-cell table:style-name="odsStyleTableCell-a93fecd91345d1b889547f836c6c01ad" office:value-type="string">
            <text:p>TASA LIBOR(USD)</text:p>
          </table:table-cell>
          <table:table-cell table:style-name="odsStyleTableCell-e44c955f0b65512df181d978fee412d5" office:value-type="string">
            <text:p>5.44</text:p>
          </table:table-cell>
          <table:table-cell table:style-name="odsStyleTableCell-e44c955f0b65512df181d978fee412d5" office:value-type="string">
            <text:p>5.56</text:p>
          </table:table-cell>
          <table:table-cell table:style-name="odsStyleTableCell-e44c955f0b65512df181d978fee412d5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dc1bbb46a189c0f6242c283d5a8158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16</meta:creation-date>
    <meta:generator>ods générator</meta:generator>
    <dc:date>2024-10-18T20:18:16</dc:date>
    <meta:editing-duration>PT1S</meta:editing-duration>
    <meta:editing-cycles>1</meta:editing-cycles>
    <meta:document-statistic meta:table-count="1" meta:cell-count="4" meta:object-count="0"/>
  </office:meta>
</office:document-meta>
</file>